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3209000026430D3CB7BF.svm"/>
  <manifest:file-entry manifest:media-type="" manifest:full-path="Pictures/2000000B00003E8B00001EA11213DC0E.svm"/>
  <manifest:file-entry manifest:media-type="" manifest:full-path="Pictures/2000000B00003E1E00002148E11E5930.svm"/>
  <manifest:file-entry manifest:media-type="" manifest:full-path="Pictures/2000000B0000267B0000071BF1D5ECC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0cm" fo:text-indent="1.535cm" style:auto-text-indent="false"/>
    </style:style>
    <style:style style:name="P2" style:family="paragraph" style:parent-style-name="Text_20_body" style:master-page-name="">
      <style:paragraph-properties fo:margin-left="-0.026cm" fo:margin-right="0cm" fo:margin-top="0cm" fo:margin-bottom="0cm" fo:text-align="center" style:justify-single-word="false" fo:text-indent="1.535cm" style:auto-text-indent="false" style:page-number="auto"/>
      <style:text-properties style:font-name="Times New Roman1" fo:font-size="14pt"/>
    </style:style>
    <style:style style:name="P3" style:family="paragraph" style:parent-style-name="Text_20_body" style:master-page-name="">
      <style:paragraph-properties fo:margin-left="-0.026cm" fo:margin-right="0cm" fo:margin-top="0cm" fo:margin-bottom="0cm" fo:line-height="150%" fo:text-indent="1.535cm" style:auto-text-indent="false" style:page-number="auto">
        <style:tab-stops/>
      </style:paragraph-properties>
      <style:text-properties style:font-name="Times New Roman1" fo:font-size="14pt"/>
    </style:style>
    <style:style style:name="P4" style:family="paragraph" style:parent-style-name="Text_20_body">
      <style:paragraph-properties fo:margin-left="-0.026cm" fo:margin-right="0cm" fo:margin-top="0cm" fo:margin-bottom="0cm" fo:text-align="center" style:justify-single-word="false" fo:text-indent="1.535cm" style:auto-text-indent="false"/>
      <style:text-properties style:font-name="Times New Roman1" fo:font-size="14pt"/>
    </style:style>
    <style:style style:name="P5" style:family="paragraph" style:parent-style-name="Text_20_body">
      <style:paragraph-properties fo:margin-left="-0.026cm" fo:margin-right="0cm" fo:margin-top="0cm" fo:margin-bottom="0cm" fo:text-align="end" style:justify-single-word="false" fo:text-indent="1.535cm" style:auto-text-indent="false"/>
      <style:text-properties style:font-name="Times New Roman1" fo:font-size="14pt"/>
    </style:style>
    <style:style style:name="P6" style:family="paragraph" style:parent-style-name="Text_20_body">
      <style:paragraph-properties fo:margin-left="-0.026cm" fo:margin-right="0cm" fo:margin-top="0cm" fo:margin-bottom="0cm" fo:line-height="150%" fo:text-indent="1.535cm" style:auto-text-indent="false"/>
      <style:text-properties style:font-name="Times New Roman1" fo:font-size="14pt" fo:font-weight="bold"/>
    </style:style>
    <style:style style:name="P7" style:family="paragraph" style:parent-style-name="Text_20_body">
      <style:paragraph-properties fo:margin-left="-0.026cm" fo:margin-right="0cm" fo:margin-top="0cm" fo:margin-bottom="0cm" fo:line-height="150%" fo:text-indent="1.535cm" style:auto-text-indent="false"/>
      <style:text-properties style:font-name="Times New Roman1" fo:font-size="14pt"/>
    </style:style>
    <style:style style:name="P8" style:family="paragraph" style:parent-style-name="Text_20_body">
      <style:paragraph-properties fo:margin-left="-0.026cm" fo:margin-right="0cm" fo:margin-top="0cm" fo:margin-bottom="0cm" fo:line-height="150%" fo:text-align="center" style:justify-single-word="false" fo:text-indent="1.535cm" style:auto-text-indent="false"/>
      <style:text-properties style:font-name="Times New Roman1" fo:font-size="14pt"/>
    </style:style>
    <style:style style:name="P9" style:family="paragraph" style:parent-style-name="Text_20_body">
      <style:paragraph-properties fo:margin-left="-0.026cm" fo:margin-right="0cm" fo:margin-top="0cm" fo:margin-bottom="0cm" fo:text-align="center" style:justify-single-word="false" fo:text-indent="1.535cm" style:auto-text-indent="false"/>
    </style:style>
    <style:style style:name="P10" style:family="paragraph" style:parent-style-name="Text_20_body">
      <style:paragraph-properties fo:margin-left="-0.026cm" fo:margin-right="0cm" fo:margin-top="0cm" fo:margin-bottom="0cm" fo:text-align="end" style:justify-single-word="false" fo:text-indent="1.535cm" style:auto-text-indent="false"/>
    </style:style>
    <style:style style:name="P11" style:family="paragraph" style:parent-style-name="Text_20_body">
      <style:paragraph-properties fo:margin-left="-0.026cm" fo:margin-right="0cm" fo:margin-top="0cm" fo:margin-bottom="0cm" fo:line-height="150%" fo:text-indent="1.535cm" style:auto-text-indent="false"/>
    </style:style>
    <style:style style:name="P12" style:family="paragraph" style:parent-style-name="Text_20_body">
      <style:paragraph-properties fo:margin-left="-0.026cm" fo:margin-right="0cm" fo:margin-top="0cm" fo:margin-bottom="0cm" fo:line-height="150%" fo:text-indent="1.535cm" style:auto-text-indent="false">
        <style:tab-stops/>
      </style:paragraph-properties>
    </style:style>
    <style:style style:name="P13" style:family="paragraph" style:parent-style-name="Text_20_body">
      <style:paragraph-properties fo:margin-left="-0.026cm" fo:margin-right="0cm" fo:margin-top="0cm" fo:margin-bottom="0cm" fo:line-height="150%" fo:text-align="center" style:justify-single-word="false" fo:text-indent="1.535cm" style:auto-text-indent="false"/>
    </style:style>
    <style:style style:name="P14" style:family="paragraph" style:parent-style-name="Text_20_body">
      <style:paragraph-properties fo:margin-left="-0.026cm" fo:margin-right="0cm" fo:text-indent="1.535cm" style:auto-text-indent="false"/>
    </style:style>
    <style:style style:name="P15" style:family="paragraph" style:parent-style-name="Text_20_body">
      <style:paragraph-properties fo:margin-left="-0.026cm" fo:margin-right="0cm" fo:line-height="115%" fo:text-indent="1.535cm" style:auto-text-indent="false"/>
    </style:style>
    <style:style style:name="P16" style:family="paragraph" style:parent-style-name="Text_20_body">
      <style:paragraph-properties fo:margin-left="-0.026cm" fo:margin-right="0cm" fo:line-height="115%" fo:text-align="center" style:justify-single-word="false" fo:text-indent="1.535cm" style:auto-text-indent="false"/>
    </style:style>
    <style:style style:name="P17" style:family="paragraph" style:parent-style-name="Text_20_body" style:list-style-name="L1">
      <style:paragraph-properties fo:margin-left="-0.026cm" fo:margin-right="0cm" fo:margin-top="0cm" fo:margin-bottom="0cm" fo:line-height="150%" fo:text-indent="1.535cm" style:auto-text-indent="false"/>
      <style:text-properties style:font-name="Times New Roman1" fo:font-size="14pt"/>
    </style:style>
    <style:style style:name="P18" style:family="paragraph" style:parent-style-name="Text_20_body">
      <style:paragraph-properties fo:margin-left="-0.026cm" fo:margin-right="0cm" fo:margin-top="0cm" fo:margin-bottom="0cm" fo:line-height="150%" fo:text-align="center" style:justify-single-word="false" fo:text-indent="1.535cm" style:auto-text-indent="false"/>
      <style:text-properties style:font-name="Times New Roman1" fo:font-size="14pt"/>
    </style:style>
    <style:style style:name="P19" style:family="paragraph" style:parent-style-name="Text_20_body">
      <style:paragraph-properties fo:margin-left="-0.026cm" fo:margin-right="0cm" fo:margin-top="0cm" fo:margin-bottom="0cm" fo:line-height="150%" fo:text-indent="1.535cm" style:auto-text-indent="false" fo:break-before="page">
        <style:tab-stops/>
      </style:paragraph-properties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en" fo:country="US"/>
    </style:style>
    <style:style style:name="T3" style:family="text">
      <style:text-properties style:font-name="Times New Roman1" fo:font-size="14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</text:p>
      <text:p text:style-name="P4">учреждение высшего образования</text:p>
      <text:p text:style-name="P4">Кубанский государственный технологический университет</text:p>
      <text:p text:style-name="P4">(ФБГОУ ВО КубГТУ)</text:p>
      <text:p text:style-name="P9"/>
      <text:p text:style-name="P4">Институт компьютерных систем и информационной безопасности</text:p>
      <text:p text:style-name="P4">Кафедра информационных систем и программирования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Отчет к</text:p>
      <text:p text:style-name="P4">лабораторной работе №5:</text:p>
      <text:p text:style-name="P9"><text:span text:style-name="T1">«Разработка приложения базы данных</text:span> <text:span text:style-name="T1">MongoDB в </text:span><text:span text:style-name="T2">Node</text:span><text:span text:style-name="T1">.</text:span><text:span text:style-name="T2">js</text:span><text:span text:style-name="T1">»</text:span></text:p>
      <text:p text:style-name="P4">по дисциплине «Нереляционные базы данных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Выполнил студент</text:p>
      <text:p text:style-name="P5">группы 19-КМ-ПИ1</text:p>
      <text:p text:style-name="P5">Ручка Артем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4">Краснодар </text:p>
      <text:p text:style-name="P4">2020</text:p>
      <text:p text:style-name="P19"><text:span text:style-name="T3">Цель работы</text:span></text:p>
      <text:p text:style-name="P3">Изучить основы разработки серверных приложений MongoDB на Node.js.</text:p>
      <text:p text:style-name="P12"/>
      <text:p text:style-name="P6">Задания</text:p>
      <text:p text:style-name="P7">1. Создайте серверное приложение MongoDB в Node.js для своей предметной области.</text:p>
      <text:p text:style-name="P14"/>
      <text:p text:style-name="P6">Ход работы:</text:p>
      <text:p text:style-name="P11"><text:span text:style-name="T1">1. Подключение к базе данных осуществляем посредством </text:span><text:span text:style-name="T2">mongoose</text:span><text:span text:style-name="T1">. Конфигурация подключения приведена ниже.</text:span></text:p>
      <text:p text:style-name="P11"/>
      <text:p text:style-name="P16"><draw:frame draw:style-name="fr1" draw:name="Графический объект1" text:anchor-type="paragraph" svg:width="15.901cm" svg:height="8.52cm" draw:z-index="0"><draw:image xlink:href="Pictures/2000000B00003E1E00002148E11E5930.svm" xlink:type="simple" xlink:show="embed" xlink:actuate="onLoad"/></draw:frame><text:span text:style-name="T1">Рисунок 1 – Основной файл </text:span><text:span text:style-name="T2">database.js</text:span></text:p>
      <text:p text:style-name="P16"/>
      <text:p text:style-name="P16"><draw:frame draw:style-name="fr2" draw:name="Графический объект2" text:anchor-type="paragraph" svg:width="9.851cm" svg:height="1.819cm" draw:z-index="1"><draw:image xlink:href="Pictures/2000000B0000267B0000071BF1D5ECCE.svm" xlink:type="simple" xlink:show="embed" xlink:actuate="onLoad"/></draw:frame><text:span text:style-name="T1">Рисунок 2 – Дополнительный файл </text:span><text:span text:style-name="T2">config</text:span><text:span text:style-name="T1">.</text:span><text:span text:style-name="T2">js</text:span></text:p>
      <text:p text:style-name="P11"/>
      <text:list xml:id="list6642497729407287095" text:style-name="L1">
        <text:list-item>
          <text:p text:style-name="P17">Выводим информацию из базы данных на экран.</text:p>
        </text:list-item>
      </text:list>
      <text:p text:style-name="P8"><draw:frame draw:style-name="fr1" draw:name="Графический объект3" text:anchor-type="paragraph" svg:width="12.809cm" svg:height="9.795cm" draw:z-index="2"><draw:image xlink:href="Pictures/2000000B00003209000026430D3CB7BF.svm" xlink:type="simple" xlink:show="embed" xlink:actuate="onLoad"/></draw:frame><text:soft-page-break/>Рисунок 3 – Вывод на экран</text:p>
      <text:p text:style-name="P13"/>
      <text:p text:style-name="P11"><text:span text:style-name="T1">3. В результате выполнения задания было создано приложение, которое выводит данные из базы данных </text:span><text:span text:style-name="T2">MongoDB</text:span> <text:span text:style-name="T1">на экран в виде списка.</text:span></text:p>
      <text:p text:style-name="P11"/>
      <text:p text:style-name="P13"><draw:frame draw:style-name="fr2" draw:name="Графический объект4" text:anchor-type="paragraph" svg:width="16.011cm" svg:height="7.84cm" draw:z-index="3"><draw:image xlink:href="Pictures/2000000B00003E8B00001EA11213DC0E.svm" xlink:type="simple" xlink:show="embed" xlink:actuate="onLoad"/></draw:frame></text:p>
      <text:p text:style-name="P8">Рисунок 4 – Вывод данных из базы данных</text:p>
      <text:p text:style-name="P15"/>
      <text:p text:style-name="P15"/>
      <text:p text:style-name="P15"><text:soft-page-break/></text:p>
      <text:p text:style-name="P6">Вывод</text:p>
      <text:p text:style-name="P11"><text:span text:style-name="T1">В результате выполнения лабораторной работы было создано простое приложение на </text:span><text:span text:style-name="T2">Node</text:span><text:span text:style-name="T1">.</text:span><text:span text:style-name="T2">js</text:span><text:span text:style-name="T1">, которое подключается к базе данных </text:span><text:span text:style-name="T2">MongoDB</text:span> <text:span text:style-name="T1">и выводит данные из нее на экран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S</meta:editing-duration>
    <meta:editing-cycles>4</meta:editing-cycles>
    <meta:generator>OpenOffice/4.1.7$Win32 OpenOffice.org_project/417m1$Build-9800</meta:generator>
    <dc:date>2020-03-25T13:18:47.11</dc:date>
    <meta:document-statistic meta:table-count="0" meta:image-count="4" meta:object-count="0" meta:page-count="4" meta:paragraph-count="30" meta:word-count="172" meta:character-count="1266"/>
    <meta:user-defined meta:name="Info 1"/>
    <meta:user-defined meta:name="Info 2"/>
    <meta:user-defined meta:name="Info 3"/>
    <meta:user-defined meta:name="Info 4"/>
  </office:meta>
</office:document-meta>
</file>